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99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table:style-name="ce1"/>
          <table:table-cell office:value-type="string" table:style-name="ce1">
            <text:p>Number Correct</text:p>
          </table:table-cell>
          <table:table-cell office:value-type="string" table:style-name="ce1">
            <text:p>Size of Test Sample</text:p>
          </table:table-cell>
          <table:table-cell office:value-type="string" table:style-name="ce1">
            <text:p>Percent Accura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1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.80769230769230771" table:formula="of:=[.B2]/[.C2]" table:style-name="ce1">
            <text:p>0.8076923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2</text:p>
          </table:table-cell>
          <table:table-cell office:value-type="float" office:value="201" table:style-name="ce1">
            <text:p>201</text:p>
          </table:table-cell>
          <table:table-cell office:value-type="float" office:value="260" table:style-name="ce1">
            <text:p>260</text:p>
          </table:table-cell>
          <table:table-cell office:value-type="float" office:value="0.77307692307692311" table:formula="of:=[.B3]/[.C3]" table:style-name="ce1">
            <text:p>0.7730769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3</text:p>
          </table:table-cell>
          <table:table-cell office:value-type="float" office:value="212" table:style-name="ce1">
            <text:p>212</text:p>
          </table:table-cell>
          <table:table-cell office:value-type="float" office:value="260" table:style-name="ce1">
            <text:p>260</text:p>
          </table:table-cell>
          <table:table-cell office:value-type="float" office:value="0.81538461538461537" table:formula="of:=[.B4]/[.C4]" table:style-name="ce1">
            <text:p>0.8153846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4</text:p>
          </table:table-cell>
          <table:table-cell office:value-type="float" office:value="222" table:style-name="ce1">
            <text:p>222</text:p>
          </table:table-cell>
          <table:table-cell office:value-type="float" office:value="260" table:style-name="ce1">
            <text:p>260</text:p>
          </table:table-cell>
          <table:table-cell office:value-type="float" office:value="0.85384615384615381" table:formula="of:=[.B5]/[.C5]" table:style-name="ce1">
            <text:p>0.8538461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5</text:p>
          </table:table-cell>
          <table:table-cell office:value-type="float" office:value="217" table:style-name="ce1">
            <text:p>217</text:p>
          </table:table-cell>
          <table:table-cell office:value-type="float" office:value="260" table:style-name="ce1">
            <text:p>260</text:p>
          </table:table-cell>
          <table:table-cell office:value-type="float" office:value="0.83461538461538465" table:formula="of:=[.B6]/[.C6]" table:style-name="ce1">
            <text:p>0.834615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6</text:p>
          </table:table-cell>
          <table:table-cell office:value-type="float" office:value="224" table:style-name="ce1">
            <text:p>224</text:p>
          </table:table-cell>
          <table:table-cell office:value-type="float" office:value="260" table:style-name="ce1">
            <text:p>260</text:p>
          </table:table-cell>
          <table:table-cell office:value-type="float" office:value="0.86153846153846159" table:formula="of:=[.B7]/[.C7]" table:style-name="ce1">
            <text:p>0.86153846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OTAL</text:p>
          </table:table-cell>
          <table:table-cell office:value-type="float" office:value="1286" table:formula="of:=SUM([.B2:.B7])" table:style-name="ce2">
            <text:p>1286</text:p>
          </table:table-cell>
          <table:table-cell office:value-type="float" office:value="1560" table:formula="of:=SUM([.C2:.C7])" table:style-name="ce2">
            <text:p>1560</text:p>
          </table:table-cell>
          <table:table-cell office:value-type="float" office:value="0.82435897435897432" table:formula="of:=[.B8]/[.C8]" table:style-name="ce2">
            <text:p>0.824358974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2">
        <table:table-column table:style-name="co6" table:number-columns-repeated="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1">
            <text:p>Number Correct</text:p>
          </table:table-cell>
          <table:table-cell office:value-type="string" table:style-name="ce1">
            <text:p>Size of Test Sample</text:p>
          </table:table-cell>
          <table:table-cell office:value-type="string" table:style-name="ce1">
            <text:p>Percent Accura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1</text:p>
          </table:table-cell>
          <table:table-cell office:value-type="float" office:value="140" table:style-name="ce1">
            <text:p>140</text:p>
          </table:table-cell>
          <table:table-cell office:value-type="float" office:value="143" table:style-name="ce1">
            <text:p>143</text:p>
          </table:table-cell>
          <table:table-cell office:value-type="float" office:value="0.97902097902097907" table:formula="of:=[.B2]/[.C2]" table:style-name="ce1">
            <text:p>0.9790209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2</text:p>
          </table:table-cell>
          <table:table-cell office:value-type="float" office:value="138" table:style-name="ce1">
            <text:p>138</text:p>
          </table:table-cell>
          <table:table-cell office:value-type="float" office:value="143" table:style-name="ce1">
            <text:p>143</text:p>
          </table:table-cell>
          <table:table-cell office:value-type="float" office:value="0.965034965034965" table:formula="of:=[.B3]/[.C3]" table:style-name="ce1">
            <text:p>0.9650349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3</text:p>
          </table:table-cell>
          <table:table-cell office:value-type="float" office:value="136" table:style-name="ce1">
            <text:p>136</text:p>
          </table:table-cell>
          <table:table-cell office:value-type="float" office:value="143" table:style-name="ce1">
            <text:p>143</text:p>
          </table:table-cell>
          <table:table-cell office:value-type="float" office:value="0.95104895104895104" table:formula="of:=[.B4]/[.C4]" table:style-name="ce1">
            <text:p>0.9510489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4</text:p>
          </table:table-cell>
          <table:table-cell office:value-type="float" office:value="138" table:style-name="ce1">
            <text:p>138</text:p>
          </table:table-cell>
          <table:table-cell office:value-type="float" office:value="143" table:style-name="ce1">
            <text:p>143</text:p>
          </table:table-cell>
          <table:table-cell office:value-type="float" office:value="0.965034965034965" table:formula="of:=[.B5]/[.C5]" table:style-name="ce1">
            <text:p>0.9650349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 5</text:p>
          </table:table-cell>
          <table:table-cell office:value-type="float" office:value="139" table:style-name="ce1">
            <text:p>139</text:p>
          </table:table-cell>
          <table:table-cell office:value-type="float" office:value="143" table:style-name="ce1">
            <text:p>143</text:p>
          </table:table-cell>
          <table:table-cell office:value-type="float" office:value="0.97202797202797198" table:formula="of:=[.B6]/[.C6]" table:style-name="ce1">
            <text:p>0.97202797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OTAL</text:p>
          </table:table-cell>
          <table:table-cell office:value-type="float" office:value="691" table:formula="of:=SUM([.B2:.B6])" table:style-name="ce2">
            <text:p>691</text:p>
          </table:table-cell>
          <table:table-cell office:value-type="float" office:value="715" table:formula="of:=SUM([.C2:.C6])" table:style-name="ce2">
            <text:p>715</text:p>
          </table:table-cell>
          <table:table-cell office:value-type="float" office:value="0.96643356643356648" table:formula="of:=[.B7]/[.C7]" table:style-name="ce2">
            <text:p>0.966433566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omil Govani</meta:initial-creator>
    <dc:creator>Govani</dc:creator>
    <meta:creation-date>2016-02-13T23:01:02Z</meta:creation-date>
    <dc:date>2016-03-07T03:35:14Z</dc:date>
    <meta:editing-cycles>1</meta:editing-cycles>
    <meta:editing-duration>PT1310S</meta:editing-duration>
  </office:meta>
</office:document-meta>
</file>